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3f9f" officeooo:paragraph-rsid="000d3f9f"/>
    </style:style>
    <style:style style:name="P2" style:family="paragraph" style:parent-style-name="Standard">
      <style:paragraph-properties fo:text-align="center" style:justify-single-word="false"/>
      <style:text-properties officeooo:rsid="000d3f9f" officeooo:paragraph-rsid="000d3f9f"/>
    </style:style>
    <style:style style:name="P3" style:family="paragraph" style:parent-style-name="Standard">
      <style:text-properties fo:font-size="15pt" officeooo:rsid="000d3f9f" officeooo:paragraph-rsid="000d3f9f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0d3f9f"/>
    </style:style>
    <style:style style:name="P5" style:family="paragraph" style:parent-style-name="Standard">
      <style:paragraph-properties fo:text-align="start" style:justify-single-word="false"/>
      <style:text-properties officeooo:rsid="000f1fce" officeooo:paragraph-rsid="000f1fce"/>
    </style:style>
    <style:style style:name="P6" style:family="paragraph" style:parent-style-name="Standard">
      <style:paragraph-properties fo:text-align="start" style:justify-single-word="false"/>
      <style:text-properties officeooo:rsid="0012f6c1" officeooo:paragraph-rsid="0012f6c1"/>
    </style:style>
    <style:style style:name="P7" style:family="paragraph" style:parent-style-name="Standard">
      <style:paragraph-properties fo:line-height="100%" fo:text-align="start" style:justify-single-word="false"/>
      <style:text-properties officeooo:rsid="0012f6c1" officeooo:paragraph-rsid="0012f6c1"/>
    </style:style>
    <style:style style:name="P8" style:family="paragraph" style:parent-style-name="Standard">
      <style:paragraph-properties fo:text-align="start" style:justify-single-word="false"/>
      <style:text-properties fo:color="#b2b2b2" loext:opacity="100%" officeooo:rsid="0014b412" officeooo:paragraph-rsid="0012f6c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d3f9f" officeooo:paragraph-rsid="000d3f9f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f1fce" officeooo:paragraph-rsid="000f1fce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2ba91" officeooo:paragraph-rsid="00196dc8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6541d" officeooo:paragraph-rsid="0016541d"/>
    </style:style>
    <style:style style:name="P13" style:family="paragraph" style:parent-style-name="Standard">
      <style:paragraph-properties fo:text-align="start" style:justify-single-word="false"/>
      <style:text-properties officeooo:rsid="0016541d" officeooo:paragraph-rsid="0016541d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280d1" officeooo:paragraph-rsid="001280d1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280d1" officeooo:paragraph-rsid="0012f6c1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280d1" officeooo:paragraph-rsid="001e7005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officeooo:rsid="001280d1" officeooo:paragraph-rsid="0012f6c1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officeooo:rsid="001280d1" officeooo:paragraph-rsid="001e7005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2f6c1" officeooo:paragraph-rsid="0012f6c1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officeooo:rsid="0012f6c1" officeooo:paragraph-rsid="0012f6c1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23af76" officeooo:paragraph-rsid="0023af76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loext:opacity="100%" officeooo:rsid="0012f6c1" officeooo:paragraph-rsid="0012f6c1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5457b" officeooo:paragraph-rsid="0025457b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officeooo:rsid="0025457b" officeooo:paragraph-rsid="0025457b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63849" officeooo:paragraph-rsid="00263849"/>
    </style:style>
    <style:style style:name="P26" style:family="paragraph" style:parent-style-name="Standard">
      <style:paragraph-properties fo:text-align="center" style:justify-single-word="false"/>
      <style:text-properties fo:font-size="14pt" officeooo:rsid="000d3f9f" officeooo:paragraph-rsid="000d3f9f" style:font-size-asian="14pt" style:font-size-complex="14pt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2a475f" officeooo:paragraph-rsid="002d6948"/>
    </style:style>
    <style:style style:name="P28" style:family="paragraph" style:parent-style-name="Standard" style:list-style-name="L2">
      <style:paragraph-properties fo:margin-top="0cm" fo:margin-bottom="0cm" style:contextual-spacing="false" fo:line-height="100%" fo:text-align="start" style:justify-single-word="false"/>
      <style:text-properties officeooo:rsid="0012f6c1" officeooo:paragraph-rsid="0012f6c1"/>
    </style:style>
    <style:style style:name="T1" style:family="text">
      <style:text-properties fo:color="#b2b2b2" loext:opacity="100%" officeooo:rsid="0014b412"/>
    </style:style>
    <style:style style:name="T2" style:family="text">
      <style:text-properties fo:color="#b2b2b2" loext:opacity="100%" officeooo:rsid="0025457b"/>
    </style:style>
    <style:style style:name="T3" style:family="text">
      <style:text-properties officeooo:rsid="00143368"/>
    </style:style>
    <style:style style:name="T4" style:family="text">
      <style:text-properties officeooo:rsid="001b6446"/>
    </style:style>
    <style:style style:name="T5" style:family="text">
      <style:text-properties officeooo:rsid="001e7005"/>
    </style:style>
    <style:style style:name="T6" style:family="text">
      <style:text-properties officeooo:rsid="0022eb85"/>
    </style:style>
    <style:style style:name="T7" style:family="text">
      <style:text-properties officeooo:rsid="0025457b"/>
    </style:style>
    <style:style style:name="T8" style:family="text">
      <style:text-properties officeooo:rsid="0025fbba"/>
    </style:style>
    <text:list-style style:name="L1">
      <text:list-level-style-number text:level="1" text:style-name="Numbering_20_Symbols" style:num-suffix="." style:num-format="1st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sterarbeit – Kapitelübersicht</text:p>
      <text:p text:style-name="P3"/>
      <text:p text:style-name="P1"/>
      <text:p text:style-name="P26">Prozedurale Generierung von offenen Spielwelten</text:p>
      <text:p text:style-name="P2"/>
      <text:list xml:id="list1810437965" text:style-name="L1">
        <text:list-item>
          <text:p text:style-name="P9">Abstract, Keywords, <text:span text:style-name="T6">Selbstständigkeitserklärung</text:span>, <text:span text:style-name="T4">Inhaltsverzeichnis</text:span></text:p>
        </text:list-item>
      </text:list>
      <text:p text:style-name="P4"/>
      <text:list xml:id="list2543337071" text:style-name="L2">
        <text:list-item>
          <text:p text:style-name="P10">Einleitung</text:p>
          <text:list>
            <text:list-item>
              <text:p text:style-name="P10">Motivation</text:p>
            </text:list-item>
            <text:list-item>
              <text:p text:style-name="P27">Verwandte Arbeiten</text:p>
            </text:list-item>
            <text:list-item>
              <text:p text:style-name="P10">Zielstellung</text:p>
            </text:list-item>
            <text:list-item>
              <text:p text:style-name="P10">Gliederung</text:p>
            </text:list-item>
          </text:list>
        </text:list-item>
      </text:list>
      <text:p text:style-name="P5"/>
      <text:list xml:id="list124725473262522" text:continue-numbering="true" text:style-name="L2">
        <text:list-item>
          <text:p text:style-name="P11"><text:span text:style-name="T3">Vorangegangene</text:span> Arbeit<text:span text:style-name="T3">en</text:span></text:p>
          <text:list>
            <text:list-item>
              <text:p text:style-name="P12">Terraingenerator</text:p>
              <text:list>
                <text:list-item>
                  <text:p text:style-name="P12">Ziele</text:p>
                </text:list-item>
                <text:list-item>
                  <text:p text:style-name="P12">Ergebnisse</text:p>
                </text:list-item>
              </text:list>
            </text:list-item>
            <text:list-item>
              <text:p text:style-name="P12">Biomgenerator</text:p>
              <text:list>
                <text:list-item>
                  <text:p text:style-name="P12">Ziele</text:p>
                </text:list-item>
                <text:list-item>
                  <text:p text:style-name="P12">Ergebnisse</text:p>
                </text:list-item>
              </text:list>
            </text:list-item>
          </text:list>
        </text:list-item>
      </text:list>
      <text:p text:style-name="P13"/>
      <text:list xml:id="list124725815761510" text:continue-numbering="true" text:style-name="L2">
        <text:list-item>
          <text:p text:style-name="P21">Systemüberblick</text:p>
          <text:list>
            <text:list-item>
              <text:p text:style-name="P21">Das Pipeline-Modell</text:p>
            </text:list-item>
            <text:list-item>
              <text:p text:style-name="P25">Texturen als Berechnungsgrundlage</text:p>
            </text:list-item>
          </text:list>
        </text:list-item>
      </text:list>
      <text:p text:style-name="P5"/>
      <text:list xml:id="list124726228015808" text:continue-numbering="true" text:style-name="L2">
        <text:list-item>
          <text:p text:style-name="P14">Textursystem</text:p>
          <text:list>
            <text:list-item>
              <text:p text:style-name="P14">Theoretische Grundlagen &amp; Verwandte Arbeiten</text:p>
            </text:list-item>
            <text:list-item>
              <text:p text:style-name="P14">Konzept</text:p>
            </text:list-item>
            <text:list-item>
              <text:p text:style-name="P14">Implementierung</text:p>
            </text:list-item>
            <text:list-item>
              <text:p text:style-name="P23">Performance</text:p>
            </text:list-item>
          </text:list>
        </text:list-item>
      </text:list>
      <text:p text:style-name="P6"/>
      <text:list xml:id="list124726055886863" text:continue-numbering="true" text:style-name="L2">
        <text:list-item>
          <text:p text:style-name="P28">Vegetationsgenerator</text:p>
          <text:list>
            <text:list-item>
              <text:p text:style-name="P17">Theoretische Grundlagen &amp; Verwandte Arbeiten</text:p>
            </text:list-item>
            <text:list-item>
              <text:p text:style-name="P18">Konzep<text:span text:style-name="T8">t</text:span></text:p>
            </text:list-item>
            <text:list-item>
              <text:p text:style-name="P17">Implementierung</text:p>
            </text:list-item>
            <text:list-item>
              <text:p text:style-name="P24">Performance</text:p>
            </text:list-item>
          </text:list>
        </text:list-item>
      </text:list>
      <text:p text:style-name="P7"/>
      <text:list xml:id="list124725023450866" text:continue-numbering="true" text:style-name="L2">
        <text:list-item>
          <text:p text:style-name="P28">Siedlungsgenerator</text:p>
          <text:list>
            <text:list-item>
              <text:p text:style-name="P15">Theoretische Grundlagen &amp; Verwandte Arbeiten</text:p>
            </text:list-item>
            <text:list-item>
              <text:p text:style-name="P16">Konzept</text:p>
            </text:list-item>
            <text:list-item>
              <text:p text:style-name="P15">Implementierung</text:p>
            </text:list-item>
            <text:list-item>
              <text:p text:style-name="P23">Performance</text:p>
            </text:list-item>
          </text:list>
        </text:list-item>
      </text:list>
      <text:p text:style-name="P6"/>
      <text:list xml:id="list124725991934473" text:continue-numbering="true" text:style-name="L2">
        <text:list-item>
          <text:p text:style-name="P22">Ergebnisse <text:span text:style-name="T7">und Evaluation</text:span></text:p>
        </text:list-item>
      </text:list>
      <text:p text:style-name="P8"/>
      <text:list xml:id="list124725807001482" text:continue-numbering="true" text:style-name="L2">
        <text:list-item>
          <text:p text:style-name="P19">Zusammenfassung &amp; Ausblick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0T16:41:37.992000000</meta:creation-date>
    <dc:date>2023-08-29T12:47:03.633000000</dc:date>
    <meta:editing-duration>PT4H28M31S</meta:editing-duration>
    <meta:editing-cycles>18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5" meta:word-count="97" meta:character-count="832" meta:non-whitespace-character-count="754"/>
  </office:meta>
</office:document-meta>
</file>